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sans-serif" svg:font-family="sans-serif"/>
    <style:font-face style:name="Arial2" svg:font-family="Arial" style:font-adornments="Normale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margin-left="0in" fo:margin-right="0.0083in" fo:text-indent="0in" style:auto-text-indent="false"/>
    </style:style>
    <style:style style:name="P4" style:family="paragraph" style:parent-style-name="Standard">
      <style:paragraph-properties fo:margin-left="0in" fo:margin-right="0.0083in" fo:text-indent="0in" style:auto-text-indent="false"/>
      <style:text-properties style:font-name="Arial"/>
    </style:style>
    <style:style style:name="P5" style:family="paragraph" style:parent-style-name="Standard">
      <style:paragraph-properties fo:margin-left="0in" fo:margin-right="0.0083in" fo:text-align="start" style:justify-single-word="false" fo:text-indent="0in" style:auto-text-indent="false"/>
      <style:text-properties style:font-name="Arial"/>
    </style:style>
    <style:style style:name="P6" style:family="paragraph" style:parent-style-name="Standard">
      <style:paragraph-properties fo:margin-left="0in" fo:margin-right="0.0083in" fo:text-align="end" style:justify-single-word="false" fo:text-indent="0in" style:auto-text-indent="false"/>
      <style:text-properties style:font-name="Arial"/>
    </style:style>
    <style:style style:name="P7" style:family="paragraph" style:parent-style-name="Standard">
      <style:paragraph-properties fo:margin-left="0in" fo:margin-right="0.0083in" fo:text-align="justify" style:justify-single-word="false" fo:text-indent="0in" style:auto-text-indent="false"/>
      <style:text-properties style:font-name="Arial"/>
    </style:style>
    <style:style style:name="P8" style:family="paragraph" style:parent-style-name="Standard">
      <style:paragraph-properties fo:margin-left="0in" fo:margin-right="0.0083in" fo:text-align="center" style:justify-single-word="false" fo:text-indent="0in" style:auto-text-indent="false"/>
      <style:text-properties style:font-name="Arial"/>
    </style:style>
    <style:style style:name="P9" style:family="paragraph" style:parent-style-name="Standard">
      <style:paragraph-properties fo:margin-left="0in" fo:margin-right="0.0083in" fo:text-indent="0in" style:auto-text-indent="false"/>
      <style:text-properties style:font-name="Arial" fo:font-weight="bold" style:font-weight-asian="bold" style:font-weight-complex="bold"/>
    </style:style>
    <style:style style:name="P10" style:family="paragraph" style:parent-style-name="Standard">
      <style:text-properties style:font-name="Arial"/>
    </style:style>
    <style:style style:name="P11" style:family="paragraph" style:parent-style-name="Standard">
      <style:paragraph-properties fo:margin-left="0in" fo:margin-right="0.0083in" fo:text-align="start" style:justify-single-word="false" fo:text-indent="0in" style:auto-text-indent="false"/>
      <style:text-properties style:font-name="Arial"/>
    </style:style>
    <style:style style:name="P12" style:family="paragraph" style:parent-style-name="Text_20_body">
      <style:text-properties officeooo:rsid="00164e96" officeooo:paragraph-rsid="00164e96"/>
    </style:style>
    <style:style style:name="P13" style:family="paragraph" style:parent-style-name="Text_20_body">
      <style:text-properties officeooo:paragraph-rsid="00164e96"/>
    </style:style>
    <style:style style:name="P14" style:family="paragraph" style:parent-style-name="Text_20_body">
      <style:text-properties officeooo:rsid="0017694e" officeooo:paragraph-rsid="0017694e"/>
    </style:style>
    <style:style style:name="P15" style:family="paragraph" style:parent-style-name="Text_20_body" style:list-style-name="L2">
      <style:text-properties officeooo:rsid="0017694e" officeooo:paragraph-rsid="0017694e"/>
    </style:style>
    <style:style style:name="P16" style:family="paragraph" style:parent-style-name="Text_20_body">
      <style:text-properties officeooo:paragraph-rsid="0017694e"/>
    </style:style>
    <style:style style:name="P17" style:family="paragraph" style:parent-style-name="Text_20_body">
      <style:text-properties officeooo:paragraph-rsid="001822a0"/>
    </style:style>
    <style:style style:name="P18" style:family="paragraph" style:parent-style-name="Text_20_body">
      <style:text-properties officeooo:rsid="001822a0" officeooo:paragraph-rsid="001822a0"/>
    </style:style>
    <style:style style:name="P19" style:family="paragraph" style:parent-style-name="Title">
      <style:text-properties officeooo:rsid="00144312" officeooo:paragraph-rsid="00144312"/>
    </style:style>
    <style:style style:name="P20" style:family="paragraph" style:parent-style-name="Heading_20_1">
      <style:text-properties officeooo:rsid="00164e96" officeooo:paragraph-rsid="00164e96"/>
    </style:style>
    <style:style style:name="P21" style:family="paragraph" style:parent-style-name="Heading_20_1">
      <style:text-properties officeooo:paragraph-rsid="00164e96"/>
    </style:style>
    <style:style style:name="P22" style:family="paragraph" style:parent-style-name="Heading_20_1">
      <style:text-properties officeooo:rsid="0017694e" officeooo:paragraph-rsid="0017694e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5" style:family="paragraph" style:parent-style-name="Heading_20_2">
      <style:text-properties officeooo:rsid="0017694e" officeooo:paragraph-rsid="0017694e"/>
    </style:style>
    <style:style style:name="P26" style:family="paragraph" style:parent-style-name="Heading_20_2">
      <style:text-properties officeooo:paragraph-rsid="0017694e"/>
    </style:style>
    <style:style style:name="P2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officeooo:rsid="00144312"/>
    </style:style>
    <style:style style:name="T4" style:family="text">
      <style:text-properties officeooo:rsid="00164e96"/>
    </style:style>
    <style:style style:name="T5" style:family="text">
      <style:text-properties fo:font-variant="normal" fo:text-transform="none" fo:color="#000000" style:font-name="Arial" fo:font-size="12pt" fo:letter-spacing="normal" fo:font-style="normal" fo:font-weight="bold" style:font-size-asian="12pt" style:font-size-complex="12pt"/>
    </style:style>
    <style:style style:name="T6" style:family="text">
      <style:text-properties officeooo:rsid="0017694e"/>
    </style:style>
    <style:style style:name="T7" style:family="text">
      <style:text-properties officeooo:rsid="001822a0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398in" svg:stroke-color="#000000" draw:marker-start-width="0.198in" draw:marker-end-width="0.198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/>
      <text:p text:style-name="P10"/>
      <text:p text:style-name="P10"/>
      <text:p text:style-name="P19">Descrizione App Android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line text:anchor-type="paragraph" draw:z-index="0" draw:style-name="gr1" draw:text-style-name="P29" svg:x1="0in" svg:y1="0in" svg:x2="3.9366in" svg:y2="0in"><text:p/></draw:line></text:p>
      <text:p text:style-name="P5"><text:span text:style-name="T2"><office:annotation office:name="__Fieldmark__723_1931603648"><dc:creator>Unknown Author</dc:creator><dc:date>2015-10-23T23:47:37.036030017</dc:date><text:list text:style-name=""><text:list-item><text:p text:style-name="P28"><text:span text:style-name="T8">Aggiungi il tuo nome!!!!</text:span></text:p></text:list-item></text:list></office:annotation></text:span><text:span text:style-name="T2">Compilato </text:span><office:annotation-end office:name="__Fieldmark__723_1931603648"/>:<text:tab/>L. Balestrieri</text:p>
      <text:p text:style-name="P5"/>
      <text:p text:style-name="P4"><text:span text:style-name="T1">Stato</text:span>:<text:tab/><text:tab/>Bozza</text:p>
      <text:p text:style-name="P4"/>
      <text:p text:style-name="P9">Data creazione:<text:tab/><text:modification-date style:data-style-name="N36">24/10/2015</text:modification-date><text:title/><text:title/></text:p>
      <text:p text:style-name="P4"/>
      <text:p text:style-name="P3"><draw:line text:anchor-type="paragraph" draw:z-index="1" draw:style-name="gr1" draw:text-style-name="P29" svg:x1="0in" svg:y1="0in" svg:x2="3.9366in" svg:y2="0in"><text:p/></draw:line></text:p>
      <text:h text:style-name="P23" text:outline-level="1" text:is-list-header="true" text:restart-numbering="true" text:start-value="-1">Indice</text:h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24">Indice<text:tab/>2</text:p>
          <text:p text:style-name="P24"><text:s/>1 Descrizione generale<text:tab/>3</text:p>
          <text:p text:style-name="P27"><text:s/>1.1 Funzionalita Server-Client<text:tab/>3</text:p>
          <text:p text:style-name="P24"><text:s/>2 Specifiche del software<text:tab/>3</text:p>
          <text:p text:style-name="P24"><text:s/>3 File java<text:tab/>3</text:p>
          <text:p text:style-name="P27"><text:s/>3.1 Main<text:tab/>3</text:p>
          <text:p text:style-name="P27"><text:s/>3.2 ExecuteAction<text:tab/>3</text:p>
          <text:p text:style-name="P27"><text:s/>3.3 ThreadServer<text:tab/>3</text:p>
          <text:p text:style-name="P27"><text:s/>3.4 ServerAsyncNotify<text:tab/>3</text:p>
          <text:p text:style-name="P24"><text:s/>4 Richieste agli sviluppatori (questo deve rimanere l'ultimo capitolo)<text:tab/>4</text:p>
          <text:p text:style-name="P27"><text:s/>4.1 ServerAsyncNotify<text:tab/>4</text:p>
        </text:index-body>
      </text:table-of-content>
      <text:p text:style-name="Text_20_body"/>
      <text:p text:style-name="Text_20_body"/>
      <text:p text:style-name="Text_20_body"/>
      <text:h text:style-name="P23" text:outline-level="1">Descrizione generale</text:h>
      <text:p text:style-name="P14">La descrizione generale viene suddivisa in sottoparagrafi perchè l'app in questione evolve in funzione degli sviluppatori che contribuiscono al progetto.</text:p>
      <text:h text:style-name="P25" text:outline-level="2">Funzionalita Server-Client</text:h>
      <text:p text:style-name="P17"><text:span text:style-name="T4">L'applicazione prevede la creazione di un server in ascolto sulla porta 4444, tale server a seguito di <text:s/>informazioni ricevute dal client ( connesso alla suddetta porta ), decide quale operazioni eseguire. Operazioni non ancora sviluppate.</text:span></text:p>
      <text:p text:style-name="P17"><text:span text:style-name="T7">I files java che contribuisco alla creazione dell'App sono:</text:span></text:p>
      <text:list xml:id="list4037771076182765890" text:style-name="L2">
        <text:list-item>
          <text:p text:style-name="P15">Main</text:p>
        </text:list-item>
        <text:list-item>
          <text:p text:style-name="P15">ExecuteAction</text:p>
        </text:list-item>
        <text:list-item>
          <text:p text:style-name="P15">ThreadServer</text:p>
        </text:list-item>
      </text:list>
      <text:h text:style-name="P20" text:outline-level="1">Specifiche del software</text:h>
      <text:p text:style-name="P12">Il progetto è stato realizzato utilizzando come IDE "Android Studio". </text:p>
      <text:p text:style-name="Text_20_body"><text:span text:style-name="T4">Per permettere l'utilizzo della APP su qualsiasi dispositivo android, si è deciso di sviluppare il progetto mantendo la compatibilità dell'app stessa <text:s/>con la versione </text:span><text:span text:style-name="T5">Android 2.2–2.2.3 Froyo (API level 8)</text:span></text:p>
      <text:h text:style-name="P21" text:outline-level="1"><text:span text:style-name="T4">File java</text:span></text:h>
      <text:p text:style-name="P12">I paragrafi che seguono descrivono i<text:span text:style-name="T7">l codice contenuto nei </text:span><text:s/>singoli file che costituiscono l'app.</text:p>
      <text:h text:style-name="P26" text:outline-level="2"><text:s/><text:span text:style-name="T6">Main</text:span></text:h>
      <text:p text:style-name="P16">...<text:span text:style-name="T6">todo</text:span></text:p>
      <text:h text:style-name="P26" text:outline-level="2"><text:s/><text:span text:style-name="T6">ExecuteAction</text:span></text:h>
      <text:p text:style-name="P16">...<text:span text:style-name="T6">todo</text:span></text:p>
      <text:h text:style-name="P26" text:outline-level="2"><text:s/><text:span text:style-name="T6">ThreadServer</text:span></text:h>
      <text:p text:style-name="P16">...<text:span text:style-name="T6">todo</text:span></text:p>
      <text:h text:style-name="P25" text:outline-level="2">ServerAsyncNotify</text:h>
      <text:p text:style-name="P16">...<text:span text:style-name="T6">todo</text:span></text:p>
      <text:h text:style-name="P22" text:outline-level="1"><text:soft-page-break/><text:span text:style-name="T7">Tickets/Problems</text:span> - <text:span text:style-name="T7">S</text:span>viluppatori (questo deve rimanere l'ultimo capitolo!!!)</text:h>
      <text:p text:style-name="P14">Questo capitolo può essere visto come una sorta di tickets/problems che tutti gli sviluppatori possono risolvere o eventualmente aggiungerne.</text:p>
      <text:p text:style-name="P18">Quelli risolti sarebbe meglio marcarli nel titolo del paragrafo come risolti.</text:p>
      <text:h text:style-name="P25" text:outline-level="2">ServerAsyncNotify</text:h>
      <text:p text:style-name="P14">Per motivi di prestazioni sarebbe utile eliminare la classe ThreadServer sostituendola con la classe ServerAsyncNotify, quest'ultima è stata scritta ma non ancora testata e/o completata.</text:p>
      <text:p text:style-name="P16"/>
      <text:p text:style-name="P16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sans-serif" svg:font-family="sans-serif"/>
    <style:font-face style:name="Arial2" svg:font-family="Arial" style:font-adornments="Normale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family="Arial" style:font-style-name="Normale" style:font-family-generic="swiss" style:font-pitch="variable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style:shadow="none">
        <style:tab-stops/>
        <style:drop-cap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style:contextual-spacing="false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la2" style:family="table">
      <style:table-properties style:width="6.6264in" table:align="margins"/>
    </style:style>
    <style:style style:name="Tabella2.A" style:family="table-column">
      <style:table-column-properties style:column-width="3.3125in" style:rel-column-width="32764*"/>
    </style:style>
    <style:style style:name="Tabella2.B" style:family="table-column">
      <style:table-column-properties style:column-width="3.3139in" style:rel-column-width="32771*"/>
    </style:style>
    <style:style style:name="Tabella2.A1" style:family="table-cell">
      <style:table-cell-properties fo:padding="0.0382in" fo:border="none"/>
    </style:style>
    <style:style style:name="MP1" style:family="paragraph" style:parent-style-name="Header">
      <style:paragraph-properties fo:text-align="center" style:justify-single-word="false"/>
      <style:text-properties style:font-name="Arial"/>
    </style:style>
    <style:style style:name="MP2" style:family="paragraph" style:parent-style-name="Text_20_body">
      <style:paragraph-properties fo:text-align="center" style:justify-single-word="false"/>
    </style:style>
    <style:style style:name="MP3" style:family="paragraph" style:parent-style-name="Standard">
      <style:paragraph-properties fo:margin-left="0in" fo:margin-right="0.0083in" fo:text-align="start" style:justify-single-word="false" fo:text-indent="0in" style:auto-text-indent="false"/>
      <style:text-properties style:font-name="Arial"/>
    </style:style>
    <style:style style:name="MP4" style:family="paragraph" style:parent-style-name="Standard">
      <style:paragraph-properties fo:margin-left="0in" fo:margin-right="0.0083in" fo:text-align="end" style:justify-single-word="false" fo:text-indent="0in" style:auto-text-indent="false"/>
      <style:text-properties style:font-name="Arial"/>
    </style:style>
    <style:style style:name="MP5" style:family="paragraph" style:parent-style-name="Standard">
      <style:paragraph-properties fo:margin-left="0in" fo:margin-right="0.0083in" fo:text-align="justify" style:justify-single-word="false" fo:text-indent="0in" style:auto-text-indent="false"/>
      <style:text-properties style:font-name="Arial"/>
    </style:style>
    <style:style style:name="MT1" style:family="text">
      <style:text-properties officeooo:rsid="001822a0"/>
    </style:style>
    <style:style style:name="MT2" style:family="text">
      <style:text-properties officeooo:rsid="0014431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fo:border="0.99pt solid #000000" fo:padding="0.0193in" style:shadow="none" style:dynamic-spacing="false"/>
      </style:header-style>
      <style:footer-style>
        <style:header-footer-properties fo:min-height="0.3929in" fo:margin-left="0in" fo:margin-right="0in" fo:margin-top="0.1965in" fo:border="0.99pt solid #000000" fo:padding="0.0193in" style:shadow="none" style:dynamic-spacing="false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Progetto </text:span>OpenS<text:span text:style-name="MT2">ource</text:span></text:p>
      </style:header>
      <style:footer>
        <text:p text:style-name="MP2"><text:file-name text:display="name-and-extension">srs.odt</text:file-name></text:p>
        <table:table table:name="Tabella2" table:style-name="Tabella2">
          <table:table-column table:style-name="Tabella2.A"/>
          <table:table-column table:style-name="Tabella2.B"/>
          <table:table-row>
            <table:table-cell table:style-name="Tabella2.A1" office:value-type="string">
              <text:p text:style-name="MP3">Data: <text:s/><text:date style:data-style-name="N36" text:date-value="2015-10-24T00:15:11.533366749">24/10/2015</text:date></text:p>
            </table:table-cell>
            <table:table-cell table:style-name="Tabella2.A1" office:value-type="string">
              <text:p text:style-name="MP4">Pag. <text:page-number style:num-format="1" text:select-page="current">2</text:page-number> - <text:page-count>4</text:page-count></text:p>
            </table:table-cell>
          </table:table-row>
        </table:table>
        <text:p text:style-name="MP5"/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10M22S</meta:editing-duration>
    <meta:editing-cycles>57</meta:editing-cycles>
    <meta:generator>LibreOffice/4.2.8.2$Linux_X86_64 LibreOffice_project/420m0$Build-2</meta:generator>
    <dc:date>2015-10-24T00:15:11.490029355</dc:date>
    <meta:document-statistic meta:table-count="1" meta:image-count="0" meta:object-count="0" meta:page-count="4" meta:paragraph-count="47" meta:word-count="286" meta:character-count="2000" meta:non-whitespace-character-count="1738"/>
    <meta:user-defined meta:name="Info 1"/>
    <meta:user-defined meta:name="Info 2"/>
    <meta:user-defined meta:name="Info 3"/>
    <meta:user-defined meta:name="Info 4"/>
  </office:meta>
</office:document-meta>
</file>